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476cm" style:rel-column-width="31273*"/>
    </style:style>
    <style:style style:name="Table5.B" style:family="table-column">
      <style:table-column-properties style:column-width="13.668cm" style:rel-column-width="34262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5" style:family="paragraph" style:parent-style-name="Table_20_Contents">
      <style:text-properties officeooo:paragraph-rsid="0395ff43"/>
    </style:style>
    <style:style style:name="P6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officeooo:paragraph-rsid="0399ad07"/>
    </style:style>
    <style:style style:name="P9" style:family="paragraph" style:parent-style-name="Table_20_Contents">
      <style:text-properties style:font-name="Courier New" fo:font-size="10pt" fo:language="zxx" fo:country="none" officeooo:paragraph-rsid="0399ad07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acf890"/>
    </style:style>
    <style:style style:name="T19" style:family="text">
      <style:text-properties style:font-name="Courier New" officeooo:rsid="03acf890"/>
    </style:style>
    <style:style style:name="T20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7</text:span></text:span><text:span text:style-name="Default_20_Paragraph_20_Font"><text:span text:style-name="T7">.</text:span></text:span><text:span text:style-name="Default_20_Paragraph_20_Font"><text:span text:style-name="T8">5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lugin <text:span text:style-name="T11">properties</text:span></text:p>
          </table:table-cell>
          <table:table-cell table:style-name="Table5.B1" office:value-type="string">
            <text:p text:style-name="P4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3">assert(condition [, message]);</text:span></text:span></text:p>
          </table:table-cell>
          <table:table-cell table:style-name="Table5.B2" office:value-type="string">
            <text:p text:style-name="P5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]);</text:span></text:span></text:p>
          </table:table-cell>
        </table:table-row>
        <table:table-row table:style-name="Table5.3">
          <table:table-cell table:style-name="Table5.A3" office:value-type="string">
            <text:p text:style-name="P6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7"><text:span text:style-name="Source_20_Text"><text:span text:style-name="T17">assert.deepEqual(value1, value2 [, message]);</text:span></text:span></text:p>
          </table:table-cell>
          <table:table-cell table:style-name="Table5.B4" office:value-type="string">
            <text:p text:style-name="P8"><text:span text:style-name="Source_20_Text"><text:span text:style-name="T13">celestra.deepStrictEqual(value1, value2 [, message]);</text:span></text:span><text:span text:style-name="T13"> or</text:span></text:p>
            <text:p text:style-name="P8"><text:span text:style-name="Source_20_Text"><text:span text:style-name="T13">celestra.assertDeepEqual(value1, value2 [, message]);</text:span></text:span></text:p>
          </table:table-cell>
        </table:table-row>
        <table:table-row table:style-name="Table5.5">
          <table:table-cell table:style-name="Table5.A3" office:value-type="string">
            <text:p text:style-name="P7"><text:span text:style-name="Source_20_Text"><text:span text:style-name="T17">assert.equal(value1, value2 [, message]);</text:span></text:span></text:p>
          </table:table-cell>
          <table:table-cell table:style-name="Table5.B5" office:value-type="string">
            <text:p text:style-name="P9"><text:span text:style-name="Source_20_Text"><text:span text:style-name="T17">celestra.assertStrictEqual(value1, value2 [, message]);</text:span></text:span> or</text:p>
            <text:p text:style-name="P9"><text:span text:style-name="Source_20_Text"><text:span text:style-name="T17">celestra.assertEqual(value1, value2 [, message]);</text:span></text:span></text:p>
          </table:table-cell>
        </table:table-row>
        <table:table-row table:style-name="Table5.6">
          <table:table-cell table:style-name="Table5.A3" office:value-type="string">
            <text:p text:style-name="P7"><text:span text:style-name="Source_20_Text"><text:span text:style-name="T17">assert.isFalse(condition [, message]);</text:span></text:span></text:p>
          </table:table-cell>
          <table:table-cell table:style-name="Table5.B6" office:value-type="string">
            <text:p text:style-name="Table_20_Contents"><text:span text:style-name="Source_20_Text"><text:span text:style-name="T13">celestra.assertFalse(condition [, message]);</text:span></text:span></text:p>
          </table:table-cell>
        </table:table-row>
        <table:table-row table:style-name="Table5.7">
          <table:table-cell table:style-name="Table5.A3" office:value-type="string">
            <text:p text:style-name="P7"><text:span text:style-name="Source_20_Text"><text:span text:style-name="T17">assert.isNil(value [, message]);</text:span></text:span></text:p>
          </table:table-cell>
          <table:table-cell table:style-name="Table5.B7" office:value-type="string">
            <text:p text:style-name="P7"><text:span text:style-name="Source_20_Text"><text:span text:style-name="T17">celestra.assertIsNil(value [, message]);</text:span></text:span></text:p>
          </table:table-cell>
        </table:table-row>
        <table:table-row table:style-name="Table5.8">
          <table:table-cell table:style-name="Table5.A3" office:value-type="string">
            <text:p text:style-name="Table_20_Contents"><text:span text:style-name="Source_20_Text"><text:span text:style-name="T13">assert.isNotNil(value [, message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3">celestra.assertIsNotNil(value [, message]);</text:span></text:span></text:p>
          </table:table-cell>
        </table:table-row>
        <table:table-row table:style-name="Table5.9">
          <table:table-cell table:style-name="Table5.A3" office:value-type="string">
            <text:p text:style-name="P10"><text:span text:style-name="Source_20_Text"><text:span text:style-name="T17">assert.isTrue(condition [, message]);</text:span></text:span></text:p>
          </table:table-cell>
          <table:table-cell table:style-name="Table5.B8" office:value-type="string">
            <text:p text:style-name="P10"><text:span text:style-name="Source_20_Text"><text:span text:style-name="T17">celestra.assertTrue(condition [, message]);</text:span></text:span></text:p>
          </table:table-cell>
        </table:table-row>
        <table:table-row table:style-name="Table5.10">
          <table:table-cell table:style-name="Table5.A3" office:value-type="string">
            <text:p text:style-name="P10"><text:span text:style-name="Source_20_Text"><text:span text:style-name="T17">assert.notDeepEqual(value1, value2 [, message]);</text:span></text:span></text:p>
          </table:table-cell>
          <table:table-cell table:style-name="Table5.B10" office:value-type="string">
            <text:p text:style-name="P9"><text:span text:style-name="Source_20_Text"><text:span text:style-name="T17">celestra.assertNotDeepStrictEqual(value1, value2 [, message]);</text:span></text:span> </text:p>
            <text:p text:style-name="P9">or <text:span text:style-name="Source_20_Text"><text:span text:style-name="T17">celestra.assertNotDeepEqual(value1, value2 [, message]);</text:span></text:span></text:p>
          </table:table-cell>
        </table:table-row>
        <table:table-row table:style-name="Table5.11">
          <table:table-cell table:style-name="Table5.A3" office:value-type="string">
            <text:p text:style-name="P10"><text:span text:style-name="Source_20_Text"><text:span text:style-name="T17">assert.notEqual(value1, value2 [, message]);</text:span></text:span></text:p>
          </table:table-cell>
          <table:table-cell table:style-name="Table5.B11" office:value-type="string">
            <text:p text:style-name="P9"><text:span text:style-name="Source_20_Text"><text:span text:style-name="T17">celestra.assertNotStrictEqual(value1, value2 [, message]);</text:span></text:span> or</text:p>
            <text:p text:style-name="P9"><text:span text:style-name="Source_20_Text"><text:span text:style-name="T17">celestra.assertNotEqual(value1, value2 [, message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7">assert.notStrictEqual(value1, value2 [, message]);</text:span></text:span></text:p>
          </table:table-cell>
          <table:table-cell table:style-name="Table5.B12" office:value-type="string">
            <text:p text:style-name="Table_20_Contents"><text:span text:style-name="Source_20_Text"><text:span text:style-name="T13">celestra.assertNotStrictEqual(value1, value2 [, message]);</text:span></text:span></text:p>
          </table:table-cell>
        </table:table-row>
        <table:table-row table:style-name="Table5.13">
          <table:table-cell table:style-name="Table5.A3" office:value-type="string">
            <text:p text:style-name="P10"><text:span text:style-name="Source_20_Text"><text:span text:style-name="T17">assert.notType(value, typeString OR constructor [, message]);</text:span></text:span></text:p>
          </table:table-cell>
          <table:table-cell table:style-name="Table5.B13" office:value-type="string">
            <text:p text:style-name="P10"><text:span text:style-name="Source_20_Text"><text:span text:style-name="T17">celestra.assertNotType(value, typeString OR constructor [, message]);</text:span></text:span>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7">assert.ok(condition [, message]);</text:span></text:span></text:p>
          </table:table-cell>
          <table:table-cell table:style-name="Table5.B14" office:value-type="string">
            <text:p text:style-name="P10"><text:span text:style-name="Source_20_Text"><text:span text:style-name="T17">celestra.assert(condition [, message]);</text:span></text:span></text:p>
          </table:table-cell>
        </table:table-row>
        <table:table-row table:style-name="Table5.15">
          <table:table-cell table:style-name="Table5.A15" office:value-type="string">
            <text:p text:style-name="P10"><text:span text:style-name="Source_20_Text"><text:span text:style-name="T17">assert.strictEqual(value1, value2 [, message]);</text:span></text:span></text:p>
          </table:table-cell>
          <table:table-cell table:style-name="Table5.B15" office:value-type="string">
            <text:p text:style-name="P10"><text:span text:style-name="Source_20_Text"><text:span text:style-name="T17">celestra.assertStrictEqual(value1, value2 [, message]);</text:span></text:span></text:p>
          </table:table-cell>
        </table:table-row>
        <table:table-row table:style-name="Table5.16">
          <table:table-cell table:style-name="Table5.A16" office:value-type="string">
            <text:p text:style-name="P11"><text:span text:style-name="T18">assert.</text:span>throwsError<text:span text:style-name="T18">(callback </text:span><text:span text:style-name="Source_20_Text"><text:span text:style-name="T19">[, message]);</text:span></text:span></text:p>
          </table:table-cell>
          <table:table-cell table:style-name="Table5.B16" office:value-type="string">
            <text:p text:style-name="P12"><text:span text:style-name="T20">c</text:span>elestra.assertThrowsError(callback <text:span text:style-name="Source_20_Text"><text:span text:style-name="T17">[, message]);</text:span></text:span></text:p>
          </table:table-cell>
        </table:table-row>
        <table:table-row table:style-name="Table5.17">
          <table:table-cell table:style-name="Table5.A17" office:value-type="string">
            <text:p text:style-name="P10"><text:span text:style-name="Source_20_Text"><text:span text:style-name="T17">assert.type(value, typeString OR constructor [, message]);</text:span></text:span></text:p>
          </table:table-cell>
          <table:table-cell table:style-name="Table5.B17" office:value-type="string">
            <text:p text:style-name="P10"><text:span text:style-name="Source_20_Text"><text:span text:style-name="T17">celestra.assertType(value, typeString OR constructor [, message]);</text:span></text:span></text:p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1T21:36:59.128712900</dc:date>
    <meta:print-date>2025-07-21T21:36:53.212022200</meta:print-date>
    <meta:editing-cycles>968</meta:editing-cycles>
    <meta:editing-duration>P1DT3H24M1S</meta:editing-duration>
    <meta:printed-by>PDF files</meta:printed-by>
    <meta:document-statistic meta:table-count="1" meta:image-count="0" meta:object-count="0" meta:page-count="1" meta:paragraph-count="40" meta:word-count="171" meta:character-count="1945" meta:non-whitespace-character-count="1811"/>
    <meta:template xlink:type="simple" xlink:actuate="onRequest" xlink:title="" xlink:href="Normal.dotm"/>
  </office:meta>
</office:document-meta>
</file>